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b8b0" officeooo:paragraph-rsid="001cb8b0"/>
    </style:style>
    <style:style style:name="P2" style:family="paragraph" style:parent-style-name="Standard">
      <style:paragraph-properties fo:text-align="start" style:justify-single-word="false"/>
      <style:text-properties officeooo:rsid="001cb8b0" officeooo:paragraph-rsid="001cb8b0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b8b0" officeooo:paragraph-rsid="001cb8b0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1647" officeooo:paragraph-rsid="001d1647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46ad" officeooo:paragraph-rsid="001d46a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c801" officeooo:paragraph-rsid="001dc801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3d8b" officeooo:paragraph-rsid="001f3d8b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ed96" officeooo:paragraph-rsid="001fed96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d1647" officeooo:paragraph-rsid="001d1647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dc801" officeooo:paragraph-rsid="001dc801"/>
    </style:style>
    <style:style style:name="P11" style:family="paragraph" style:parent-style-name="Standard">
      <style:paragraph-properties fo:text-align="start" style:justify-single-word="false"/>
      <style:text-properties officeooo:rsid="001d46ad" officeooo:paragraph-rsid="001d46ad"/>
    </style:style>
    <style:style style:name="P12" style:family="paragraph" style:parent-style-name="Standard">
      <style:paragraph-properties fo:text-align="start" style:justify-single-word="false"/>
      <style:text-properties officeooo:rsid="001db93c" officeooo:paragraph-rsid="001db93c"/>
    </style:style>
    <style:style style:name="P13" style:family="paragraph" style:parent-style-name="Standard">
      <style:paragraph-properties fo:text-align="start" style:justify-single-word="false"/>
      <style:text-properties officeooo:rsid="001db93c" officeooo:paragraph-rsid="001dc801"/>
    </style:style>
    <style:style style:name="P14" style:family="paragraph" style:parent-style-name="Standard">
      <style:paragraph-properties fo:text-align="center" style:justify-single-word="false"/>
      <style:text-properties officeooo:rsid="001db93c" officeooo:paragraph-rsid="001dc801"/>
    </style:style>
    <style:style style:name="T1" style:family="text">
      <style:text-properties style:text-underline-style="solid" style:text-underline-width="auto" style:text-underline-color="font-color" officeooo:rsid="001dc80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db93c"/>
    </style:style>
    <style:style style:name="T4" style:family="text">
      <style:text-properties style:text-underline-style="none" officeooo:rsid="001dc801"/>
    </style:style>
    <style:style style:name="T5" style:family="text">
      <style:text-properties style:text-underline-style="none" officeooo:rsid="001f3d8b"/>
    </style:style>
    <style:style style:name="T6" style:family="text">
      <style:text-properties style:text-underline-style="none" officeooo:rsid="001fed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tema 4</text:p>
      <text:p text:style-name="P1"/>
      <text:p text:style-name="P3">Ejercicio 2</text:p>
      <text:p text:style-name="P2">Cambiar el fichero passwd o usar una máscara</text:p>
      <text:p text:style-name="P2"/>
      <text:p text:style-name="P3">Ejercicio 3</text:p>
      <text:p text:style-name="P2"><text:tab/></text:p>
      <text:p text:style-name="P2"><text:span text:style-name="T2"><text:tab/><text:tab/><text:tab/><text:tab/><text:tab/> <text:s text:c="2"/>Ficheros<text:tab/><text:tab/><text:tab/>Directorios</text:span></text:p>
      <text:p text:style-name="P2"><text:span text:style-name="T2"><text:tab/>Permisos base:<text:tab/><text:tab/>666<text:tab/><text:tab/><text:tab/><text:tab/> <text:tab/>777</text:span></text:p>
      <text:p text:style-name="P2"><text:span text:style-name="T2"><text:tab/>077:<text:tab/><text:tab/><text:tab/><text:tab/>600<text:tab/><text:tab/><text:tab/><text:tab/><text:tab/>700</text:span></text:p>
      <text:p text:style-name="P2"><text:span text:style-name="T2"><text:tab/>027:<text:tab/><text:tab/><text:tab/><text:tab/>640<text:tab/><text:tab/><text:tab/><text:tab/><text:tab/>750</text:span></text:p>
      <text:p text:style-name="P2"><text:span text:style-name="T2"><text:tab/>022:<text:tab/><text:tab/><text:tab/><text:tab/>644<text:tab/><text:tab/><text:tab/><text:tab/><text:tab/>755</text:span></text:p>
      <text:p text:style-name="P2"><text:span text:style-name="T2"><text:tab/>755:<text:tab/><text:tab/><text:tab/><text:tab/>022<text:tab/><text:tab/><text:tab/><text:tab/><text:tab/>022</text:span></text:p>
      <text:p text:style-name="P2"><text:span text:style-name="T2"/></text:p>
      <text:p text:style-name="P3">Ejercicio 4</text:p>
      <text:p text:style-name="P3"><text:span text:style-name="T2"/></text:p>
      <text:p text:style-name="P3"><text:span text:style-name="T2">Si puede cambiarlo y no verlas porque están cifradas</text:span></text:p>
      <text:p text:style-name="P3"><text:span text:style-name="T2"/></text:p>
      <text:p text:style-name="P3">Ejercicio 5</text:p>
      <text:p text:style-name="P3"><text:span text:style-name="T2"/></text:p>
      <text:p text:style-name="P4"><text:span text:style-name="T2">1. chmod: Da permiso de escritura a otros. No nos dejaría cambiar los permisos porque ni somos super-user ni propietarios del fichero (error de permisos).</text:span></text:p>
      <text:p text:style-name="P4"><text:span text:style-name="T2"/></text:p>
      <text:p text:style-name="P4"><text:span text:style-name="T2">2. Se ejecuta porque hemos cambiado a grupo profesores con newgrp.</text:span></text:p>
      <text:p text:style-name="P4"><text:span text:style-name="T2"/></text:p>
      <text:p text:style-name="P4"><text:span text:style-name="T2">3. Se ejecuta y nos enseña el fichero porque también tenemos permisos.</text:span></text:p>
      <text:p text:style-name="P4"><text:span text:style-name="T2"/></text:p>
      <text:p text:style-name="P4">Ejercicio 6</text:p>
      <text:p text:style-name="P4"/>
      <text:p text:style-name="P9">Es el fichero passwd que tiene la siguiente estructura</text:p>
      <text:p text:style-name="P9">nombre:contraseña:UID:GID:login:directorio home: terminal que usa</text:p>
      <text:p text:style-name="P9"/>
      <text:p text:style-name="P5">Ejercicio 7</text:p>
      <text:p text:style-name="P5"><text:span text:style-name="T2"/></text:p>
      <text:p text:style-name="P5"><text:span text:style-name="T2">No produce salida porque los ficheros están ocultos. </text:span></text:p>
      <text:p text:style-name="P5"><text:span text:style-name="T2">Esperamos los ficheros por defecto de los nuevos usuarios.</text:span></text:p>
      <text:p text:style-name="P2"><text:span text:style-name="T2"><text:tab/></text:span></text:p>
      <text:p text:style-name="P2"><text:span text:style-name="T2"/></text:p>
      <text:p text:style-name="P11"><text:span text:style-name="T2">(“escribir aquí lo que explicamos”)</text:span></text:p>
      <text:p text:style-name="P11"><text:span text:style-name="T2">echo HOLA3 imprime HOLA3.</text:span></text:p>
      <text:p text:style-name="P11"><text:span text:style-name="T2">shalsum crea un resumen de un fichero o de stdin si no podemos nombre de fichero, como usamos tuberías coge HOLA3.</text:span></text:p>
      <text:p text:style-name="P11"><text:span text:style-name="T2">tr -d borra caracteres, y lo usamos aquí para borrar ‘ -’ que se genera con shalsum.</text:span></text:p>
      <text:p text:style-name="P11"><text:span text:style-name="T2">Con tr ‘[a – z]’ ‘[A-Z]’ pasamos a mayúsculas las minúsculas.</text:span></text:p>
      <text:p text:style-name="P11"><text:span text:style-name="T2">(“ssss”)</text:span></text:p>
      <text:p text:style-name="P11"><text:span text:style-name="T2">echo ibase=16;</text:span><text:span text:style-name="T3">obase=2;--------</text:span></text:p>
      <text:p text:style-name="P12"><text:span text:style-name="T2">bc pasa los números en base ibase a base obase</text:span></text:p>
      <text:p text:style-name="P12"><text:span text:style-name="T2"/></text:p>
      <text:p text:style-name="P13"><text:span text:style-name="T2">Por lo tanto pasamos el resumen a binario.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14"><text:span text:style-name="T4">Tema 5</text:span></text:p>
      <text:p text:style-name="P14"><text:span text:style-name="T4"/></text:p>
      <text:p text:style-name="P13"><text:span text:style-name="T1">Ejercicio 1</text:span></text:p>
      <text:p text:style-name="P13"><text:span text:style-name="T4"/></text:p>
      <text:p text:style-name="P13"><text:span text:style-name="T4">ls /proc</text:span></text:p>
      <text:p text:style-name="P13"><text:span text:style-name="T4">proc contiene sub-carpetas con los pid de los procesos en ejecución.</text:span></text:p>
      <text:p text:style-name="P13"><text:span text:style-name="T4"/></text:p>
      <text:p text:style-name="P6">Ejercicio 3</text:p>
      <text:p text:style-name="P6"/>
      <text:p text:style-name="P10">Al hibernar la ram para al disco duro y al suspender no. Suspender es más rápido.</text:p>
      <text:p text:style-name="P10"/>
      <text:p text:style-name="P6">Ejercicio 6</text:p>
      <text:p text:style-name="P6"><text:span text:style-name="T2"/></text:p>
      <text:p text:style-name="P6"><text:span text:style-name="T2">1. ps o top para conseguir el PID</text:span></text:p>
      <text:p text:style-name="P6"><text:span text:style-name="T2">2. strace -p PID para saber la traza del proceso</text:span></text:p>
      <text:p text:style-name="P6"><text:span text:style-name="T2">3. Si no es legítimo lo matamos kill PID</text:span></text:p>
      <text:p text:style-name="P6"><text:span text:style-name="T2"><text:tab/>si es legítimo lo paramos kill -s STOP PI</text:span><text:span text:style-name="T5">D</text:span></text:p>
      <text:p text:style-name="P7"><text:span text:style-name="T2">4. renice 5 PID para subir su nº prioridad, es decir prioridad más baja.</text:span></text:p>
      <text:p text:style-name="P7"><text:span text:style-name="T2">5. Hablar con el propietario</text:span></text:p>
      <text:p text:style-name="P7"><text:span text:style-name="T2">6. Lo reiniciamos kill -s CONT PID</text:span></text:p>
      <text:p text:style-name="P7"><text:span text:style-name="T2"/></text:p>
      <text:p text:style-name="P7">Ejercicio 7</text:p>
      <text:p text:style-name="P7"><text:span text:style-name="T2"/></text:p>
      <text:p text:style-name="P7"><text:span text:style-name="T2">si suid=0 → RUID=usuario que ejecuta el proceso</text:span><text:span text:style-name="T4"> →</text:span><text:span text:style-name="T2"> EUID=usuario que ejecuta el proceso</text:span></text:p>
      <text:p text:style-name="P7"><text:span text:style-name="T2"/></text:p>
      <text:p text:style-name="P8"><text:span text:style-name="T2">si suid=1 → RUID</text:span><text:span text:style-name="T5">=usuario que ejecuta el proceso →</text:span><text:span text:style-name="T2"> EUID=propietario del fichero</text:span></text:p>
      <text:p text:style-name="P8"><text:span text:style-name="T2"/></text:p>
      <text:p text:style-name="P8">Ejercicio 8</text:p>
      <text:p text:style-name="P8"><text:span text:style-name="T2"/></text:p>
      <text:p text:style-name="P8"><text:span text:style-name="T2">Con el comando top y si añadimos +M se ordenan por consumo de memoria.</text:span></text:p>
      <text:p text:style-name="P8"><text:span text:style-name="T2"/></text:p>
      <text:p text:style-name="P8">Ejercicio 9</text:p>
      <text:p text:style-name="P8"><text:span text:style-name="T2"/></text:p>
      <text:p text:style-name="P8"><text:span text:style-name="T2"><text:tab/>#min <text:s text:c="4"/>h <text:s text:c="8"/>dom <text:s text:c="5"/>m <text:s text:c="6"/>dow <text:s text:c="3"/>comando</text:span></text:p>
      <text:p text:style-name="P8"><text:span text:style-name="T2">→ <text:tab/> <text:s text:c="3"/>1 <text:s text:c="6"/>* <text:s text:c="11"/>* <text:s text:c="8"/>* <text:s text:c="8"/>* <text:s text:c="7"/>df &gt;/var/log/reportEspacio.log</text:span></text:p>
      <text:p text:style-name="P8"><text:span text:style-name="T2">→ <text:s text:c="6"/>0 <text:s text:c="2"/>9,12,15 <text:s text:c="5"/>* <text:s text:c="8"/>* <text:s text:c="8"/>5 <text:s text:c="7"/>ps aux &gt;/var/log/reportProcesos.l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3:10:07.850364140</meta:creation-date>
    <dc:date>2019-03-27T14:08:56.511814389</dc:date>
    <meta:editing-duration>PT17M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375" meta:character-count="2272" meta:non-whitespace-character-count="1789"/>
  </office:meta>
</office:document-meta>
</file>